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row>
          <table:table-cell office:value-type="string">
            <text:p>turkish</text:p>
          </table:table-cell>
          <table:table-cell office:value-type="string">
            <text:p>russian</text:p>
          </table:table-cell>
          <table:table-cell office:value-type="string">
            <text:p>level_learned_to_rus</text:p>
          </table:table-cell>
          <table:table-cell office:value-type="string">
            <text:p>level_learned_to_tk</text:p>
          </table:table-cell>
          <table:table-cell office:value-type="string">
            <text:p>typing learning</text:p>
          </table:table-cell>
        </table:table-row>
        <table:table-row>
          <table:table-cell office:value-type="string">
            <text:p>Ev</text:p>
          </table:table-cell>
          <table:table-cell office:value-type="string">
            <text:p>Дом</text:p>
          </table:table-cell>
          <table:table-cell office:value="16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Araba </text:p>
          </table:table-cell>
          <table:table-cell office:value-type="string">
            <text:p>Машина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Kitap </text:p>
          </table:table-cell>
          <table:table-cell office:value-type="string">
            <text:p>Книга</text:p>
          </table:table-cell>
          <table:table-cell office:value="4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Doktor</text:p>
          </table:table-cell>
          <table:table-cell office:value-type="string">
            <text:p>Врач</text:p>
          </table:table-cell>
          <table:table-cell office:value="16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Telefon</text:p>
          </table:table-cell>
          <table:table-cell office:value-type="string">
            <text:p>Телефон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Televizyon </text:p>
          </table:table-cell>
          <table:table-cell office:value-type="string">
            <text:p>Телевизор </text:p>
          </table:table-cell>
          <table:table-cell office:value="16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Öğretmen </text:p>
          </table:table-cell>
          <table:table-cell office:value-type="string">
            <text:p>Учитель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Öğrenci </text:p>
          </table:table-cell>
          <table:table-cell office:value-type="string">
            <text:p>Ученик, студент </text:p>
          </table:table-cell>
          <table:table-cell office:value="4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Okul </text:p>
          </table:table-cell>
          <table:table-cell office:value-type="string">
            <text:p>Школа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Ders </text:p>
          </table:table-cell>
          <table:table-cell office:value-type="string">
            <text:p>Урок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ilgisayar </text:p>
          </table:table-cell>
          <table:table-cell office:value-type="string">
            <text:p>Компьютер </text:p>
          </table:table-cell>
          <table:table-cell office:value="4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Banka </text:p>
          </table:table-cell>
          <table:table-cell office:value-type="string">
            <text:p>Банк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Hastane </text:p>
          </table:table-cell>
          <table:table-cell office:value-type="string">
            <text:p>Больница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Eczane </text:p>
          </table:table-cell>
          <table:table-cell office:value-type="string">
            <text:p>Аптека </text:p>
          </table:table-cell>
          <table:table-cell office:value="8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Restoran </text:p>
          </table:table-cell>
          <table:table-cell office:value-type="string">
            <text:p>Ресторан </text:p>
          </table:table-cell>
          <table:table-cell office:value="4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Lokanta </text:p>
          </table:table-cell>
          <table:table-cell office:value-type="string">
            <text:p>Ресторан (столовая)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Sinema </text:p>
          </table:table-cell>
          <table:table-cell office:value-type="string">
            <text:p>Кинотеатр </text:p>
          </table:table-cell>
          <table:table-cell office:value="16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Mağaza </text:p>
          </table:table-cell>
          <table:table-cell office:value-type="string">
            <text:p>Магазин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Market </text:p>
          </table:table-cell>
          <table:table-cell office:value-type="string">
            <text:p>Продуктовый магазин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Şehir </text:p>
          </table:table-cell>
          <table:table-cell office:value-type="string">
            <text:p>Город </text:p>
          </table:table-cell>
          <table:table-cell office:value="16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Sokak </text:p>
          </table:table-cell>
          <table:table-cell office:value-type="string">
            <text:p>Улица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ahçe </text:p>
          </table:table-cell>
          <table:table-cell office:value-type="string">
            <text:p>Сад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Firma </text:p>
          </table:table-cell>
          <table:table-cell office:value-type="string">
            <text:p>Фирма </text:p>
          </table:table-cell>
          <table:table-cell office:value="8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Şirket </text:p>
          </table:table-cell>
          <table:table-cell office:value-type="string">
            <text:p>Фирма </text:p>
          </table:table-cell>
          <table:table-cell office:value="8" office:value-type="float"/>
          <table:table-cell office:value="8" office:value-type="float"/>
          <table:table-cell office:value="8" office:value-type="float"/>
        </table:table-row>
        <table:table-row>
          <table:table-cell office:value-type="string">
            <text:p>Ofis </text:p>
          </table:table-cell>
          <table:table-cell office:value-type="string">
            <text:p>Офис </text:p>
          </table:table-cell>
          <table:table-cell office:value="16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Otobüs </text:p>
          </table:table-cell>
          <table:table-cell office:value-type="string">
            <text:p>Автобус </text:p>
          </table:table-cell>
          <table:table-cell office:value="16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Taksi </text:p>
          </table:table-cell>
          <table:table-cell office:value-type="string">
            <text:p>Такси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Tren </text:p>
          </table:table-cell>
          <table:table-cell office:value-type="string">
            <text:p>Поезд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isiklet </text:p>
          </table:table-cell>
          <table:table-cell office:value-type="string">
            <text:p>Велосипед </text:p>
          </table:table-cell>
          <table:table-cell office:value="8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Uçak </text:p>
          </table:table-cell>
          <table:table-cell office:value-type="string">
            <text:p>Самолет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Plaj </text:p>
          </table:table-cell>
          <table:table-cell office:value-type="string">
            <text:p>Пляж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Şezlong </text:p>
          </table:table-cell>
          <table:table-cell office:value-type="string">
            <text:p>Шезлонг </text:p>
          </table:table-cell>
          <table:table-cell office:value="16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Masa </text:p>
          </table:table-cell>
          <table:table-cell office:value-type="string">
            <text:p>Стол </text:p>
          </table:table-cell>
          <table:table-cell office:value="4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Sandalye </text:p>
          </table:table-cell>
          <table:table-cell office:value-type="string">
            <text:p>Стул 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Pencere </text:p>
          </table:table-cell>
          <table:table-cell office:value-type="string">
            <text:p>Окно 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Kapı </text:p>
          </table:table-cell>
          <table:table-cell office:value-type="string">
            <text:p>Дверь </text:p>
          </table:table-cell>
          <table:table-cell office:value="16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Oda </text:p>
          </table:table-cell>
          <table:table-cell office:value-type="string">
            <text:p>Комната </text:p>
          </table:table-cell>
          <table:table-cell office:value="16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Çocuk</text:p>
          </table:table-cell>
          <table:table-cell office:value-type="string">
            <text:p>Ребенок </text:p>
          </table:table-cell>
          <table:table-cell office:value="4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Kedi </text:p>
          </table:table-cell>
          <table:table-cell office:value-type="string">
            <text:p>Кот,кошка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Köpek </text:p>
          </table:table-cell>
          <table:table-cell office:value-type="string">
            <text:p>Собака </text:p>
          </table:table-cell>
          <table:table-cell office:value="4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Hava </text:p>
          </table:table-cell>
          <table:table-cell office:value-type="string">
            <text:p>Погода, воздух 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Deniz </text:p>
          </table:table-cell>
          <table:table-cell office:value-type="string">
            <text:p>Море </text:p>
          </table:table-cell>
          <table:table-cell office:value="8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Yemek </text:p>
          </table:table-cell>
          <table:table-cell office:value-type="string">
            <text:p>Еда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Kahve </text:p>
          </table:table-cell>
          <table:table-cell office:value-type="string">
            <text:p>Кофе 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Su </text:p>
          </table:table-cell>
          <table:table-cell office:value-type="string">
            <text:p>Вода </text:p>
          </table:table-cell>
          <table:table-cell office:value="8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Kafe </text:p>
          </table:table-cell>
          <table:table-cell office:value-type="string">
            <text:p>Кафе </text:p>
          </table:table-cell>
          <table:table-cell office:value="8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Kadın</text:p>
          </table:table-cell>
          <table:table-cell office:value-type="string">
            <text:p>Женщина </text:p>
          </table:table-cell>
          <table:table-cell office:value="16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Adam </text:p>
          </table:table-cell>
          <table:table-cell office:value-type="string">
            <text:p>Мужчина 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Çanta </text:p>
          </table:table-cell>
          <table:table-cell office:value-type="string">
            <text:p>Сумка </text:p>
          </table:table-cell>
          <table:table-cell office:value="16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avul </text:p>
          </table:table-cell>
          <table:table-cell office:value-type="string">
            <text:p>Чемодан 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Türkçe </text:p>
          </table:table-cell>
          <table:table-cell office:value-type="string">
            <text:p>Турецкий язык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Balık</text:p>
          </table:table-cell>
          <table:table-cell office:value-type="string">
            <text:p>рыба</text:p>
          </table:table-cell>
          <table:table-cell office:value="8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Çay</text:p>
          </table:table-cell>
          <table:table-cell office:value-type="string">
            <text:p>чай</text:p>
          </table:table-cell>
          <table:table-cell office:value="16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Et</text:p>
          </table:table-cell>
          <table:table-cell office:value-type="string">
            <text:p>мясо</text:p>
          </table:table-cell>
          <table:table-cell office:value="8" office:value-type="float"/>
          <table:table-cell office:value="8" office:value-type="float"/>
          <table:table-cell office:value="8" office:value-type="float"/>
        </table:table-row>
        <table:table-row>
          <table:table-cell office:value-type="string">
            <text:p>Kurs</text:p>
          </table:table-cell>
          <table:table-cell office:value-type="string">
            <text:p>курсы</text:p>
          </table:table-cell>
          <table:table-cell office:value="16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Parti</text:p>
          </table:table-cell>
          <table:table-cell office:value-type="string">
            <text:p>вечеринка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Türk</text:p>
          </table:table-cell>
          <table:table-cell office:value-type="string">
            <text:p>турок (нация)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Yakın</text:p>
          </table:table-cell>
          <table:table-cell office:value-type="string">
            <text:p>близко</text:p>
          </table:table-cell>
          <table:table-cell office:value="16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Uzak</text:p>
          </table:table-cell>
          <table:table-cell office:value-type="string">
            <text:p>далеко</text:p>
          </table:table-cell>
          <table:table-cell office:value="4" office:value-type="float"/>
          <table:table-cell office:value="4" office:value-type="float"/>
          <table:table-cell office:value="2" office:value-type="float"/>
        </table:table-row>
        <table:table-row>
          <table:table-cell office:value-type="string">
            <text:p>Küçük</text:p>
          </table:table-cell>
          <table:table-cell office:value-type="string">
            <text:p>маленький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Büyük</text:p>
          </table:table-cell>
          <table:table-cell office:value-type="string">
            <text:p>большой</text:p>
          </table:table-cell>
          <table:table-cell office:value="4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Soğuk</text:p>
          </table:table-cell>
          <table:table-cell office:value-type="string">
            <text:p>холодный</text:p>
          </table:table-cell>
          <table:table-cell office:value="8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Sıcak</text:p>
          </table:table-cell>
          <table:table-cell office:value-type="string">
            <text:p>жаркий, горячий</text:p>
          </table:table-cell>
          <table:table-cell office:value="8" office:value-type="float"/>
          <table:table-cell office:value="16" office:value-type="float"/>
          <table:table-cell office:value="2" office:value-type="float"/>
        </table:table-row>
        <table:table-row>
          <table:table-cell office:value-type="string">
            <text:p>Yeni</text:p>
          </table:table-cell>
          <table:table-cell office:value-type="string">
            <text:p>новый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Eski</text:p>
          </table:table-cell>
          <table:table-cell office:value-type="string">
            <text:p>старый (про вещи только)</text:p>
          </table:table-cell>
          <table:table-cell office:value="16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Ucuz</text:p>
          </table:table-cell>
          <table:table-cell office:value-type="string">
            <text:p>дешевый</text:p>
          </table:table-cell>
          <table:table-cell office:value="4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Pahalı</text:p>
          </table:table-cell>
          <table:table-cell office:value-type="string">
            <text:p>дорогой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Hızlı</text:p>
          </table:table-cell>
          <table:table-cell office:value-type="string">
            <text:p>быстрый</text:p>
          </table:table-cell>
          <table:table-cell office:value="8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Yavaş</text:p>
          </table:table-cell>
          <table:table-cell office:value-type="string">
            <text:p>медленны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edava</text:p>
          </table:table-cell>
          <table:table-cell office:value-type="string">
            <text:p>бесплатны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oş</text:p>
          </table:table-cell>
          <table:table-cell office:value-type="string">
            <text:p>свободный, пустой</text:p>
          </table:table-cell>
          <table:table-cell office:value="16" office:value-type="float"/>
          <table:table-cell office:value="8" office:value-type="float"/>
          <table:table-cell office:value="8" office:value-type="float"/>
        </table:table-row>
        <table:table-row>
          <table:table-cell office:value-type="string">
            <text:p>Evli</text:p>
          </table:table-cell>
          <table:table-cell office:value-type="string">
            <text:p>женат</text:p>
          </table:table-cell>
          <table:table-cell office:value="16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ekar</text:p>
          </table:table-cell>
          <table:table-cell office:value-type="string">
            <text:p>неженат, холосто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Geç</text:p>
          </table:table-cell>
          <table:table-cell office:value-type="string">
            <text:p>поздно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Erken</text:p>
          </table:table-cell>
          <table:table-cell office:value-type="string">
            <text:p>рано</text:p>
          </table:table-cell>
          <table:table-cell office:value="8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Lezzetli</text:p>
          </table:table-cell>
          <table:table-cell office:value-type="string">
            <text:p>вкусно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Lezzetsiz</text:p>
          </table:table-cell>
          <table:table-cell office:value-type="string">
            <text:p>невкусно</text:p>
          </table:table-cell>
          <table:table-cell office:value="16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Eğlenceli</text:p>
          </table:table-cell>
          <table:table-cell office:value-type="string">
            <text:p>весело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Sıkıcı</text:p>
          </table:table-cell>
          <table:table-cell office:value-type="string">
            <text:p>скучно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Hasta</text:p>
          </table:table-cell>
          <table:table-cell office:value-type="string">
            <text:p>больной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Sağlıklı</text:p>
          </table:table-cell>
          <table:table-cell office:value-type="string">
            <text:p>здоровы</text:p>
          </table:table-cell>
          <table:table-cell office:value="8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ilginç</text:p>
          </table:table-cell>
          <table:table-cell office:value-type="string">
            <text:p>увлекательны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ugün</text:p>
          </table:table-cell>
          <table:table-cell office:value-type="string">
            <text:p>cегодня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yakışıklı</text:p>
          </table:table-cell>
          <table:table-cell office:value-type="string">
            <text:p>привлекательны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rahat</text:p>
          </table:table-cell>
          <table:table-cell office:value-type="string">
            <text:p>удобный</text:p>
          </table:table-cell>
          <table:table-cell office:value="4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otel</text:p>
          </table:table-cell>
          <table:table-cell office:value-type="string">
            <text:p>отель</text:p>
          </table:table-cell>
          <table:table-cell office:value="16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değil</text:p>
          </table:table-cell>
          <table:table-cell office:value-type="string">
            <text:p>не</text:p>
          </table:table-cell>
          <table:table-cell office:value="4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güzel</text:p>
          </table:table-cell>
          <table:table-cell office:value-type="string">
            <text:p>красивый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enteresan</text:p>
          </table:table-cell>
          <table:table-cell office:value-type="string">
            <text:p>интерсный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zor</text:p>
          </table:table-cell>
          <table:table-cell office:value-type="string">
            <text:p>трудный</text:p>
          </table:table-cell>
          <table:table-cell office:value="4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konu</text:p>
          </table:table-cell>
          <table:table-cell office:value-type="string">
            <text:p>тема</text:p>
          </table:table-cell>
          <table:table-cell office:value="4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film</text:p>
          </table:table-cell>
          <table:table-cell office:value-type="string">
            <text:p>фильм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ne</text:p>
          </table:table-cell>
          <table:table-cell office:value-type="string">
            <text:p>что?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kim</text:p>
          </table:table-cell>
          <table:table-cell office:value-type="string">
            <text:p>кто?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nerede</text:p>
          </table:table-cell>
          <table:table-cell office:value-type="string">
            <text:p>где?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ne zaman</text:p>
          </table:table-cell>
          <table:table-cell office:value-type="string">
            <text:p>когда?</text:p>
          </table:table-cell>
          <table:table-cell office:value="8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nasıl</text:p>
          </table:table-cell>
          <table:table-cell office:value-type="string">
            <text:p>как?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Pazar</text:p>
          </table:table-cell>
          <table:table-cell office:value-type="string">
            <text:p>рынок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komik</text:p>
          </table:table-cell>
          <table:table-cell office:value-type="string">
            <text:p>смешной</text:p>
          </table:table-cell>
          <table:table-cell office:value="16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Çorba</text:p>
          </table:table-cell>
          <table:table-cell office:value-type="string">
            <text:p>суп</text:p>
          </table:table-cell>
          <table:table-cell office:value="4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Tatil</text:p>
          </table:table-cell>
          <table:table-cell office:value-type="string">
            <text:p>отдых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Anne</text:p>
          </table:table-cell>
          <table:table-cell office:value-type="string">
            <text:p>мать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yorgun</text:p>
          </table:table-cell>
          <table:table-cell office:value-type="string">
            <text:p>усталый</text:p>
          </table:table-cell>
          <table:table-cell office:value="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Dondurma</text:p>
          </table:table-cell>
          <table:table-cell office:value-type="string">
            <text:p>мороженное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mutlu</text:p>
          </table:table-cell>
          <table:table-cell office:value-type="string">
            <text:p>счастливый</text:p>
          </table:table-cell>
          <table:table-cell office:value="4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sütlü</text:p>
          </table:table-cell>
          <table:table-cell office:value-type="string">
            <text:p>молочный</text:p>
          </table:table-cell>
          <table:table-cell office:value="16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sözlük</text:p>
          </table:table-cell>
          <table:table-cell office:value-type="string">
            <text:p>словарь</text:p>
          </table:table-cell>
          <table:table-cell office:value="8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sınıf</text:p>
          </table:table-cell>
          <table:table-cell office:value-type="string">
            <text:p>класс</text:p>
          </table:table-cell>
          <table:table-cell office:value="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hayır</text:p>
          </table:table-cell>
          <table:table-cell office:value-type="string">
            <text:p>нет</text:p>
          </table:table-cell>
          <table:table-cell office:value="1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Şimdi</text:p>
          </table:table-cell>
          <table:table-cell office:value-type="string">
            <text:p>теперь</text:p>
          </table:table-cell>
          <table:table-cell office:value="8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yağmurlu</text:p>
          </table:table-cell>
          <table:table-cell office:value-type="string">
            <text:p>дождливый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Neden</text:p>
          </table:table-cell>
          <table:table-cell office:value-type="string">
            <text:p>почему?</text:p>
          </table:table-cell>
          <table:table-cell office:value="4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hiç</text:p>
          </table:table-cell>
          <table:table-cell office:value-type="string">
            <text:p>совсем (с от рицанием)</text:p>
          </table:table-cell>
          <table:table-cell office:value="4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Durak</text:p>
          </table:table-cell>
          <table:table-cell office:value-type="string">
            <text:p>остановка</text:p>
          </table:table-cell>
          <table:table-cell office:value="4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Müdür</text:p>
          </table:table-cell>
          <table:table-cell office:value-type="string">
            <text:p>директор</text:p>
          </table:table-cell>
          <table:table-cell office:value="8" office:value-type="float"/>
          <table:table-cell office:value="2" office:value-type="float"/>
          <table:table-cell office:value="8" office:value-type="float"/>
        </table:table-row>
        <table:table-row>
          <table:table-cell office:value-type="string">
            <text:p>Konser</text:p>
          </table:table-cell>
          <table:table-cell office:value-type="string">
            <text:p>концерт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kahvaltı</text:p>
          </table:table-cell>
          <table:table-cell office:value-type="string">
            <text:p>завтрак</text:p>
          </table:table-cell>
          <table:table-cell office:value="4" office:value-type="float"/>
          <table:table-cell office:value="4" office:value-type="float"/>
          <table:table-cell office:value="1" office:value-type="float"/>
        </table:table-row>
        <table:table-row>
          <table:table-cell office:value-type="string">
            <text:p>burada</text:p>
          </table:table-cell>
          <table:table-cell office:value-type="string">
            <text:p>Здесь</text:p>
          </table:table-cell>
          <table:table-cell office:value="8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Burada</text:p>
          </table:table-cell>
          <table:table-cell office:value-type="string">
            <text:p>Здесь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Taze</text:p>
          </table:table-cell>
          <table:table-cell office:value-type="string">
            <text:p>Свежий</text:p>
          </table:table-cell>
          <table:table-cell office:value="8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iyi</text:p>
          </table:table-cell>
          <table:table-cell office:value-type="string">
            <text:p>Хороший</text:p>
          </table:table-cell>
          <table:table-cell office:value="8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Uzun</text:p>
          </table:table-cell>
          <table:table-cell office:value-type="string">
            <text:p>Длинны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Açık</text:p>
          </table:table-cell>
          <table:table-cell office:value-type="string">
            <text:p>Открытый</text:p>
          </table:table-cell>
          <table:table-cell office:value="8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Evet</text:p>
          </table:table-cell>
          <table:table-cell office:value-type="string">
            <text:p>Да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O</text:p>
          </table:table-cell>
          <table:table-cell office:value-type="string">
            <text:p>Он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Ne kadar ?</text:p>
          </table:table-cell>
          <table:table-cell office:value-type="string">
            <text:p>Сколько</text:p>
          </table:table-cell>
          <table:table-cell office:value="2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Burası güzel</text:p>
          </table:table-cell>
          <table:table-cell office:value-type="string">
            <text:p>Здесь красиво</text:p>
          </table:table-cell>
          <table:table-cell office:value="4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Burada masa var</text:p>
          </table:table-cell>
          <table:table-cell office:value-type="string">
            <text:p>Здесь есть стол</text:p>
          </table:table-cell>
          <table:table-cell office:value="1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Hoş geldiniz</text:p>
          </table:table-cell>
          <table:table-cell office:value-type="string">
            <text:p>Добро пожаловать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Görüşürüz</text:p>
          </table:table-cell>
          <table:table-cell office:value-type="string">
            <text:p>Увидимся!</text:p>
          </table:table-cell>
          <table:table-cell office:value="1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Efendim</text:p>
          </table:table-cell>
          <table:table-cell office:value-type="string">
            <text:p>Уважаемый</text:p>
          </table:table-cell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Kusura bakma</text:p>
          </table:table-cell>
          <table:table-cell office:value-type="string">
            <text:p>Простите (не взыщите)</text:p>
          </table:table-cell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Affedersiniz</text:p>
          </table:table-cell>
          <table:table-cell office:value-type="string">
            <text:p>Извините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Rica ederim</text:p>
          </table:table-cell>
          <table:table-cell office:value-type="string">
            <text:p>Не за что, пожалуйста</text:p>
          </table:table-cell>
          <table:table-cell office:value="1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Ben de</text:p>
          </table:table-cell>
          <table:table-cell office:value-type="string">
            <text:p>Я тоже / мне тоже</text:p>
          </table:table-cell>
          <table:table-cell office:value="1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Memnun oldum</text:p>
          </table:table-cell>
          <table:table-cell office:value-type="string">
            <text:p>Приятно познакомиться</text:p>
          </table:table-cell>
          <table:table-cell office:value="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Sizin adınız ne?</text:p>
          </table:table-cell>
          <table:table-cell office:value-type="string">
            <text:p>Как вас зовут?</text:p>
          </table:table-cell>
          <table:table-cell office:value="1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Senin adın ne?</text:p>
          </table:table-cell>
          <table:table-cell office:value-type="string">
            <text:p>Как тебя зовут?</text:p>
          </table:table-cell>
          <table:table-cell office:value="1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Benim adım</text:p>
          </table:table-cell>
          <table:table-cell office:value-type="string">
            <text:p>Меня зовут (мое имя)</text:p>
          </table:table-cell>
          <table:table-cell office:value="1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Sağ ol/Sağ olun</text:p>
          </table:table-cell>
          <table:table-cell office:value-type="string">
            <text:p>Спасиб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oşça kal</text:p>
          </table:table-cell>
          <table:table-cell office:value-type="string">
            <text:p>Пока(кто уходит говорит)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eşekkür ederim</text:p>
          </table:table-cell>
          <table:table-cell office:value-type="string">
            <text:p>Спасибо, благодарю</text:p>
          </table:table-cell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İyiyim</text:p>
          </table:table-cell>
          <table:table-cell office:value-type="string">
            <text:p>Я в порядке, хорошо</text:p>
          </table:table-cell>
          <table:table-cell office:value="2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Ne var ne yok?</text:p>
          </table:table-cell>
          <table:table-cell office:value-type="string">
            <text:p>Как дела? Что нового?</text:p>
          </table:table-cell>
          <table:table-cell office:value="1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İyi geceler</text:p>
          </table:table-cell>
          <table:table-cell office:value-type="string">
            <text:p>Доброй ночи</text:p>
          </table:table-cell>
          <table:table-cell office:value="1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İyi akşamlar</text:p>
          </table:table-cell>
          <table:table-cell office:value-type="string">
            <text:p>Добрый вечер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İyi günler</text:p>
          </table:table-cell>
          <table:table-cell office:value-type="string">
            <text:p>Добрый день</text:p>
          </table:table-cell>
          <table:table-cell office:value="1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Günaydın</text:p>
          </table:table-cell>
          <table:table-cell office:value-type="string">
            <text:p>Доброе утро</text:p>
          </table:table-cell>
          <table:table-cell office:value="1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Ne haber?</text:p>
          </table:table-cell>
          <table:table-cell office:value-type="string">
            <text:p>Как дела? (разговорный)</text:p>
          </table:table-cell>
          <table:table-cell office:value="1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Selam</text:p>
          </table:table-cell>
          <table:table-cell office:value-type="string">
            <text:p>Привет</text:p>
          </table:table-cell>
          <table:table-cell office:value="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Merhaba</text:p>
          </table:table-cell>
          <table:table-cell office:value-type="string">
            <text:p>Здравствуйте</text:p>
          </table:table-cell>
          <table:table-cell office:value="1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Hoş bulduk</text:p>
          </table:table-cell>
          <table:table-cell office:value-type="string">
            <text:p>Реакция на "добро пожаловать"</text:p>
          </table:table-cell>
          <table:table-cell office:value="1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Teşekkürler</text:p>
          </table:table-cell>
          <table:table-cell office:value-type="string">
            <text:p>Благодарю, спасибо 2</text:p>
          </table:table-cell>
          <table:table-cell office:value="1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Güle güle</text:p>
          </table:table-cell>
          <table:table-cell office:value-type="string">
            <text:p>Пока (кто остается говорит)</text:p>
          </table:table-cell>
          <table:table-cell office:value="1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Ben</text:p>
          </table:table-cell>
          <table:table-cell office:value-type="string">
            <text:p>Я</text:p>
          </table:table-cell>
          <table:table-cell office:value="1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Sen</text:p>
          </table:table-cell>
          <table:table-cell office:value-type="string">
            <text:p>Ты</text:p>
          </table:table-cell>
          <table:table-cell office:value="1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Siz</text:p>
          </table:table-cell>
          <table:table-cell office:value-type="string">
            <text:p>Вы</text:p>
          </table:table-cell>
          <table:table-cell office:value="1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Yarın </text:p>
          </table:table-cell>
          <table:table-cell office:value-type="string">
            <text:p>Завтра</text:p>
          </table:table-cell>
          <table:table-cell office:value="1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Kolay gelsin</text:p>
          </table:table-cell>
          <table:table-cell office:value-type="string">
            <text:p>Бог в поиощь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Ama</text:p>
          </table:table-cell>
          <table:table-cell office:value-type="string">
            <text:p>Н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erin</text:p>
          </table:table-cell>
          <table:table-cell office:value-type="string">
            <text:p>Прохладный</text:p>
          </table:table-cell>
          <table:table-cell office:value="1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İş</text:p>
          </table:table-cell>
          <table:table-cell office:value-type="string">
            <text:p>Дело, работа</text:p>
          </table:table-cell>
          <table:table-cell office:value="1" office:value-type="float"/>
          <table:table-cell office:value="1" office:value-type="float"/>
          <table:table-cell office:value="4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6-21T14:14:11.555388</meta:creation-date>
    <dc:date>2024-06-21T14:14:11.566403</dc:date>
    <meta:generator>http://pypi.python.org/pypi/ezodf/0.1.0$Python3.9.13 (tags/v3.9.13:6de2ca5, May 17 2022, 16:36:42) [MSC v.1929 64 bit (AMD64)]</meta:generator>
    <meta:document-statistic/>
    <meta:editing-cycles>1</meta:editing-cycles>
  </office:meta>
</office:document-meta>
</file>